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8000002466609E09D99B5E2A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855cm" svg:height="4.587cm" svg:x="0.629cm" svg:y="0.713cm">
          <draw:image xlink:href="Pictures/1000020100000268000002466609E09D99B5E2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5T06:18:26.916987000</dc:date>
    <meta:editing-duration>PT2M34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